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dfd" officeooo:paragraph-rsid="001d5dfd"/>
    </style:style>
    <style:style style:name="P2" style:family="paragraph" style:parent-style-name="Standard">
      <style:text-properties officeooo:rsid="001dc43c" officeooo:paragraph-rsid="001dc43c"/>
    </style:style>
    <style:style style:name="P3" style:family="paragraph" style:parent-style-name="Standard">
      <style:text-properties officeooo:rsid="001dc43c" officeooo:paragraph-rsid="001dc43c"/>
    </style:style>
    <style:style style:name="P4" style:family="paragraph" style:parent-style-name="Standard">
      <style:text-properties officeooo:rsid="00225c35" officeooo:paragraph-rsid="00225c35"/>
    </style:style>
    <style:style style:name="P5" style:family="paragraph" style:parent-style-name="Standard">
      <style:text-properties officeooo:rsid="001d5dfd" officeooo:paragraph-rsid="001d5dfd"/>
    </style:style>
    <style:style style:name="P6" style:family="paragraph" style:parent-style-name="Standard">
      <style:text-properties officeooo:rsid="00250c27" officeooo:paragraph-rsid="00250c27"/>
    </style:style>
    <style:style style:name="T1" style:family="text">
      <style:text-properties officeooo:rsid="001ea068"/>
    </style:style>
    <style:style style:name="T2" style:family="text">
      <style:text-properties officeooo:rsid="00202307"/>
    </style:style>
    <style:style style:name="T3" style:family="text">
      <style:text-properties officeooo:rsid="0021f6b5"/>
    </style:style>
    <style:style style:name="T4" style:family="text">
      <style:text-properties officeooo:rsid="0023da00"/>
    </style:style>
    <style:style style:name="T5" style:family="text">
      <style:text-properties officeooo:rsid="00258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ámky terminal:</text:p>
      <text:p text:style-name="P1"/>
      <text:p text:style-name="P1">ls – list directories</text:p>
      <text:p text:style-name="P1">cd – change directiories</text:p>
      <text:p text:style-name="P1">npx <text:a xlink:type="simple" xlink:href="mailto:create-next-app@latest" text:style-name="Internet_20_link" text:visited-style-name="Visited_20_Internet_20_Link">create-next-app@latest</text:a></text:p>
      <text:p text:style-name="P2">npm run dev</text:p>
      <text:p text:style-name="P2"><text:span text:style-name="T1">npm – no package manager</text:span></text:p>
      <text:p text:style-name="P2"><text:tab/></text:p>
      <text:p text:style-name="P2"><text:span text:style-name="T2">npm run build – zrobí funkčný build</text:span></text:p>
      <text:p text:style-name="P2"><text:span text:style-name="T2">npm run start – zapne funkčny build</text:span></text:p>
      <text:p text:style-name="P2"/>
      <text:p text:style-name="P2"><text:span text:style-name="T3">git – checkpointy pre projekt</text:span></text:p>
      <text:p text:style-name="P2"><text:span text:style-name="T3">git init – zrobí git a .git súbor, ktorý je skrytý</text:span></text:p>
      <text:p text:style-name="P4">git branch -m main – zmení branch na main, nvm prečo ale treba</text:p>
      <text:p text:style-name="P4">git config --global user.name "username" – self explanatory</text:p>
      <text:p text:style-name="P4">git config --global user.email "mail" – self exlpanatory</text:p>
      <text:p text:style-name="P4">git remote add origin <text:a xlink:type="simple" xlink:href="https://github.com/Reyezx/zapzapp.git" text:style-name="Internet_20_link" text:visited-style-name="Visited_20_Internet_20_Link">https://github.com/Reyezx/zapzapp.git</text:a> – pridá origin (duh)</text:p>
      <text:p text:style-name="P4">git remote -v – checkne či šicke funguje</text:p>
      <text:p text:style-name="P4">git add . - pridať všetko doteraz</text:p>
      <text:p text:style-name="P4"><text:span text:style-name="T4">pri commitovaní vždy treba vložiť nejakú správu aby sme vedeli čo sme zmenili a aby sme sa v tom nemstratili</text:span></text:p>
      <text:p text:style-name="P4"/>
      <text:p text:style-name="P6">vo verceli sme zrobili doménu, <text:a xlink:type="simple" xlink:href="https://zapzapp.vercel.app/" text:style-name="Internet_20_link" text:visited-style-name="Visited_20_Internet_20_Link"><text:span text:style-name="T5">https://</text:span>zapzapp.vercel.app</text:a>, čo je dosť cool náhodo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4.299014513</meta:creation-date>
    <meta:generator>LibreOffice/24.2.5.2$Linux_X86_64 LibreOffice_project/420$Build-2</meta:generator>
    <dc:date>2024-09-26T09:27:48.781673767</dc:date>
    <meta:editing-duration>PT1H45M30S</meta:editing-duration>
    <meta:editing-cycles>6</meta:editing-cycles>
    <meta:document-statistic meta:table-count="0" meta:image-count="0" meta:object-count="0" meta:page-count="1" meta:paragraph-count="19" meta:word-count="124" meta:character-count="794" meta:non-whitespace-character-count="677"/>
  </office:meta>
</office:document-meta>
</file>